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4.9083in" table:align="left"/>
    </style:style>
    <style:style style:name="Table6.A" style:family="table-column">
      <style:table-column-properties style:column-width="0.5424in"/>
    </style:style>
    <style:style style:name="Table6.B" style:family="table-column">
      <style:table-column-properties style:column-width="0.5417in"/>
    </style:style>
    <style:style style:name="Table6.C" style:family="table-column">
      <style:table-column-properties style:column-width="0.9222in"/>
    </style:style>
    <style:style style:name="Table6.D" style:family="table-column">
      <style:table-column-properties style:column-width="0.9576in"/>
    </style:style>
    <style:style style:name="Table6.F" style:family="table-column">
      <style:table-column-properties style:column-width="0.9868in"/>
    </style:style>
    <style:style style:name="Table6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6.F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6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61050736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650239200">
          <text:format-change>
            <office:change-info>
              <dc:creator>Bob Jacobsen</dc:creator>
              <dc:date>2010-10-15T12:08:00</dc:date>
            </office:change-info>
          </text:format-change>
        </text:changed-region>
        <text:changed-region text:id="ct568356912">
          <text:deletion>
            <office:change-info>
              <dc:creator>Bob Jacobsen</dc:creator>
              <dc:date>2010-10-08T22:05:00</dc:date>
            </office:change-info>
            <text:h text:style-name="Heading_20_2" text:outline-level="2"/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995152231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2" text:outline-level="2"/>
          </text:deletion>
        </text:changed-region>
        <text:changed-region text:id="ct763803648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2589467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5141163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5174275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25702736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77019824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54200240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7301467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76278499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25743216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11373024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51519440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496185824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766623360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76654707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72540096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11332560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73195856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766927040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650777360">
          <text:insertion>
            <office:change-info>
              <dc:creator>Bob Jacobsen</dc:creator>
              <dc:date>2010-10-15T12:22:00</dc:date>
            </office:change-info>
          </text:insertion>
        </text:changed-region>
        <text:changed-region text:id="ct764015072">
          <text:insertion>
            <office:change-info>
              <dc:creator>Bob Jacobsen</dc:creator>
              <dc:date>2010-10-15T12:14:00</dc:date>
            </office:change-info>
          </text:insertion>
        </text:changed-region>
        <text:changed-region text:id="ct52569664">
          <text:insertion>
            <office:change-info>
              <dc:creator>Bob Jacobsen</dc:creator>
              <dc:date>2010-10-15T12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561050736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Intended Use (Informative)</text:h>
      <text:p text:style-name="Standard">Many OpenLCB protocols rely on each node having a node ID, <text:change-start text:change-id="ct650239200"/><text:span text:style-name="T6">and</text:span><text:change-end text:change-id="ct650239200"/> those node IDs being absolutely unique between nodes. This Standard is intended to ensure these node IDs are available, and hence applies to all OpenLCB nodes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2146459113" text:style-name="L2">
        <text:list-item>
          <text:p text:style-name="P17">OpenLCB Common Information Technical Note</text:p>
        </text:list-item>
      </text:list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>Every OpenLCB node shall have a unique node identifier.</text:p>
      <text:p text:style-name="Standard">Node identifiers shall be allocated using one of the mechanisms in this section.</text:p>
      <text:p text:style-name="Standard"/>
      <text:p text:style-name="Standard"/>
      <text:p text:style-name="Standard"/>
      <text:h text:style-name="Heading_20_2" text:outline-level="2"><text:soft-page-break/>Numbers assigned by manufacturers</text:h>
      <text:h text:style-name="Heading_20_2" text:outline-level="2">Numbers assigned by members of organized groups</text:h>
      <text:h text:style-name="Heading_20_2" text:outline-level="2"><text:change-end text:change-id="ct561050736"/><text:change text:change-id="ct568356912"/><text:change-start text:change-id="ct763803648"/>Numbers assigned by software at run-time</text:h>
      <text:h text:style-name="Heading_20_2" text:outline-level="2">Numbers assigned using other's methods for assuring uniqueness</text:h>
      <text:h text:style-name="Heading_20_2" text:outline-level="2">Reserved numbers</text:h>
      <text:p text:style-name="Standard">Node IDs in the following range shall not be used.</text:p>
      <text:p text:style-name="Standard"><text:change-end text:change-id="ct763803648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row>
          <table:table-cell table:style-name="Table6.A1" office:value-type="string">
            <text:p text:style-name="Table_20_Heading"><text:change-start text:change-id="ct625894672"/>Byte 1<text:change-end text:change-id="ct625894672"/></text:p>
          </table:table-cell>
          <table:table-cell table:style-name="Table6.A1" office:value-type="string">
            <text:p text:style-name="Table_20_Heading"><text:change-start text:change-id="ct651411632"/>Byte 2<text:change-end text:change-id="ct651411632"/></text:p>
          </table:table-cell>
          <table:table-cell table:style-name="Table6.A1" office:value-type="string">
            <text:p text:style-name="Table_20_Heading"><text:change-start text:change-id="ct651742752"/>Byte 3<text:change-end text:change-id="ct651742752"/></text:p>
          </table:table-cell>
          <table:table-cell table:style-name="Table6.A1" office:value-type="string">
            <text:p text:style-name="Table_20_Heading"><text:change-start text:change-id="ct625702736"/>Byte 4<text:change-end text:change-id="ct625702736"/></text:p>
          </table:table-cell>
          <table:table-cell table:style-name="Table6.A1" office:value-type="string">
            <text:p text:style-name="Table_20_Heading"><text:change-start text:change-id="ct577019824"/>Byte 5<text:change-end text:change-id="ct577019824"/></text:p>
          </table:table-cell>
          <table:table-cell table:style-name="Table6.F1" office:value-type="string">
            <text:p text:style-name="Table_20_Heading"><text:change-start text:change-id="ct554200240"/>Byte 6<text:change-end text:change-id="ct554200240"/></text:p>
          </table:table-cell>
        </table:table-row>
        <table:table-row>
          <table:table-cell table:style-name="Table6.A2" office:value-type="string">
            <text:p text:style-name="Table_20_Contents"><text:change-start text:change-id="ct573014672"/>0x00<text:change-end text:change-id="ct573014672"/></text:p>
          </table:table-cell>
          <table:table-cell table:style-name="Table6.A2" office:value-type="string">
            <text:p text:style-name="Table_20_Contents"><text:change-start text:change-id="ct762784992"/>Any<text:change-end text:change-id="ct762784992"/></text:p>
          </table:table-cell>
          <table:table-cell table:style-name="Table6.A2" office:value-type="string">
            <text:p text:style-name="Table_20_Contents"><text:change-start text:change-id="ct625743216"/>Any<text:change-end text:change-id="ct625743216"/></text:p>
          </table:table-cell>
          <table:table-cell table:style-name="Table6.A2" office:value-type="string">
            <text:p text:style-name="Table_20_Contents"><text:change-start text:change-id="ct611373024"/>Any<text:change-end text:change-id="ct611373024"/></text:p>
          </table:table-cell>
          <table:table-cell table:style-name="Table6.A2" office:value-type="string">
            <text:p text:style-name="Table_20_Contents"><text:change-start text:change-id="ct651519440"/>Any<text:change-end text:change-id="ct651519440"/></text:p>
          </table:table-cell>
          <table:table-cell table:style-name="Table6.F2" office:value-type="string">
            <text:p text:style-name="Table_20_Contents"><text:change-start text:change-id="ct496185824"/>Any<text:change-end text:change-id="ct496185824"/></text:p>
          </table:table-cell>
        </table:table-row>
        <table:table-row>
          <table:table-cell table:style-name="Table6.A2" office:value-type="string">
            <text:p text:style-name="Table_20_Contents"><text:change-start text:change-id="ct766623360"/>0xFF<text:change-end text:change-id="ct766623360"/></text:p>
          </table:table-cell>
          <table:table-cell table:style-name="Table6.A2" office:value-type="string">
            <text:p text:style-name="Table_20_Contents"><text:change-start text:change-id="ct766547072"/>Any<text:change-end text:change-id="ct766547072"/></text:p>
          </table:table-cell>
          <table:table-cell table:style-name="Table6.A2" office:value-type="string">
            <text:p text:style-name="Table_20_Contents"><text:change-start text:change-id="ct572540096"/>Any<text:change-end text:change-id="ct572540096"/></text:p>
          </table:table-cell>
          <table:table-cell table:style-name="Table6.A2" office:value-type="string">
            <text:p text:style-name="Table_20_Contents"><text:change-start text:change-id="ct611332560"/>Any<text:change-end text:change-id="ct611332560"/></text:p>
          </table:table-cell>
          <table:table-cell table:style-name="Table6.A2" office:value-type="string">
            <text:p text:style-name="Table_20_Contents"><text:change-start text:change-id="ct573195856"/>Any<text:change-end text:change-id="ct573195856"/></text:p>
          </table:table-cell>
          <table:table-cell table:style-name="Table6.F2" office:value-type="string">
            <text:p text:style-name="Table_20_Contents"><text:change-start text:change-id="ct766927040"/>Any<text:change-end text:change-id="ct766927040"/></text:p>
          </table:table-cell>
        </table:table-row>
      </table:table>
      <text:h text:style-name="Heading_20_2" text:outline-level="2" text:is-list-header="true"><text:change-start text:change-id="ct650777360"/></text:h>
      <text:h text:style-name="Heading_20_2" text:outline-level="2"><text:change-end text:change-id="ct650777360"/><text:change-start text:change-id="ct764015072"/>Number ranges assigned by request<text:change-end text:change-id="ct764015072"/><text:change-start text:change-id="ct52569664"/></text:h>
      <text:p text:style-name="Standard"/>
      <text:p text:style-name="Standard"><text:change-end text:change-id="ct5256966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621311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6213368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62131104"/><text:change-start text:change-id="ct562133680"/>OpenLCB-CAN Praesent Gravida Standard or Technical Note<text:change-end text:change-id="ct562133680"/></text:p>
      </style:header>
      <style:footer>
        <text:tracked-changes>
          <text:changed-region text:id="ct5621346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6236651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623666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62134624"/><text:change-start text:change-id="ct562366512"/><text:span text:style-name="MT2">Copyright 2010, by J. Day, D. Harris, B. Jacobsen, and A. Shepherd</text:span><text:change-end text:change-id="ct562366512"/><text:change text:change-id="ct56236660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5T12:27:27">10/15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300982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6115625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68729696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568720816">
            <text:deletion>
              <office:change-info>
                <dc:creator>Bob Jacobsen</dc:creator>
                <dc:date>2010-10-08T22:06:00</dc:date>
              </office:change-info>
              <text:p text:style-name="MP7">(title)</text:p>
            </text:deletion>
          </text:changed-region>
          <text:changed-region text:id="ct568728752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5287734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61696080">
            <text:insertion>
              <office:change-info>
                <dc:creator>Bob Jacobsen</dc:creator>
                <dc:date>2010-10-14T08:40:00</dc:date>
              </office:change-info>
            </text:insertion>
          </text:changed-region>
          <text:changed-region text:id="ct5612804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08474016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009824"/><text:change-start text:change-id="ct561156256"/>OpenLCB S<text:change-end text:change-id="ct561156256"/><text:change-start text:change-id="ct568729696"/>tandard<text:change-end text:change-id="ct56872969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68720816"/><text:change-start text:change-id="ct568728752"/>OpenLCB Node Identifiers<text:change-end text:change-id="ct5687287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2877344"/><text:change-start text:change-id="ct561696080"/><text:date style:data-style-name="N75" text:date-value="2010-10-15T12:27:27">Oct 15, 2010</text:date><text:change-end text:change-id="ct561696080"/></text:p>
            </table:table-cell>
            <table:table-cell table:style-name="Table1.C1" office:value-type="string">
              <text:p text:style-name="MP7"><text:change text:change-id="ct561280464"/><text:change-start text:change-id="ct508474016"/>Preliminary<text:change-end text:change-id="ct508474016"/></text:p>
            </table:table-cell>
          </table:table-row>
        </table:table>
        <text:p text:style-name="Header"/>
      </style:header>
      <style:footer>
        <text:tracked-changes>
          <text:changed-region text:id="ct57351510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6213099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6252444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73515104"/><text:change-start text:change-id="ct562130992"/><text:span text:style-name="MT5">10</text:span><text:change-end text:change-id="ct562130992"/><text:span text:style-name="MT5">, by J. Day, D. Harris, B. Jacobsen, </text:span><text:change text:change-id="ct562524448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5T12:27:27">10/15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Standard</dc:title>
    <meta:initial-creator>Alex Shepherd</meta:initial-creator>
    <meta:creation-date>2009-01-22T07:11:27</meta:creation-date>
    <meta:editing-cycles>63</meta:editing-cycles>
    <meta:editing-duration>PT12H07M39S</meta:editing-duration>
    <meta:generator>OpenOffice.org/3.2$Unix OpenOffice.org_project/320m18$Build-9502</meta:generator>
    <dc:date>2010-10-15T12:27:27</dc:date>
    <dc:creator>Bob Jacobsen</dc:creator>
    <meta:document-statistic meta:table-count="2" meta:image-count="1" meta:object-count="0" meta:page-count="2" meta:paragraph-count="67" meta:word-count="442" meta:character-count="2748"/>
    <meta:user-defined meta:name="Info 1"/>
    <meta:user-defined meta:name="Info 2"/>
    <meta:user-defined meta:name="Info 3"/>
    <meta:user-defined meta:name="Info 4"/>
  </office:meta>
</office:document-meta>
</file>